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16a5" officeooo:paragraph-rsid="001116a5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116a5" officeooo:paragraph-rsid="001116a5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antar servidor apache</text:p>
      <text:p text:style-name="P1"/>
      <text:p text:style-name="P1">docker run – –name apache 4 -v “<text:span text:style-name="T1">home/</text:span><text:span text:style-name="T2">inma/web”:/usr/local/apache2/htdocs -p 80:80 -p 443:443 httpd</text:span></text:p>
      <text:p text:style-name="P1"><text:span text:style-name="T2"/></text:p>
      <text:p text:style-name="P1"><text:span text:style-name="T2">Entrar en archivos y descomentar lineas indicadas en hub.docker.com/_/httpd</text:span></text:p>
      <text:p text:style-name="P1"><text:span text:style-name="T2"/></text:p>
      <text:p text:style-name="P1"><text:span text:style-name="T2">hacer un certificado digital dentro del contenedor (como esta en la plataforma)</text:span></text:p>
      <text:p text:style-name="P1"><text:span text:style-name="T2"/></text:p>
      <text:p text:style-name="P1"><text:span text:style-name="T2">mover server.* conf/</text:span></text:p>
      <text:p text:style-name="P1"><text:span text:style-name="T2"/></text:p>
      <text:p text:style-name="P1"><text:span text:style-name="T2">con docker inspect “contenedor” se puede ver la IP asignada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0:40:08.576422127</meta:creation-date>
    <dc:date>2021-10-29T10:58:15.732573837</dc:date>
    <meta:editing-duration>PT18M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6" meta:word-count="49" meta:character-count="355" meta:non-whitespace-character-count="311"/>
  </office:meta>
</office:document-meta>
</file>